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71cm" svg:stroke-color="#223852" svg:stroke-linecap="butt" draw:fill="solid" draw:fill-color="#ffffff" draw:textarea-vertical-align="top" draw:auto-grow-height="false" fo:min-height="4.3cm" fo:min-width="4.999cm" fo:padding-top="0.125cm" fo:padding-bottom="0.125cm" fo:padding-left="0.25cm" fo:padding-right="0.25cm" fo:wrap-option="wrap" loext:glow-radius="5.292cm" loext:glow-color="#ff953e" loext:glow-transparency="100%" loext:decorative="false">
        <loext:stroke-complex-color loext:theme-type="accent1" loext:color-type="theme"/>
      </style:graphic-properties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solid" draw:fill-color="#ffffff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>
          <draw:text-box>
            <text:p/>
          </draw:text-box>
        </draw:frame>
        <draw:custom-shape draw:name="Isosceles Triangle 1" draw:style-name="gr1" draw:text-style-name="P2" draw:layer="layout" svg:width="10.997cm" svg:height="9.098cm" svg:x="8.003cm" svg:y="2.902cm">
          <text:p/>
  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inimum="0" draw:handle-range-x-maximum="1000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13:44:41.178841988</meta:creation-date>
    <dc:date>2023-10-10T13:50:50.603836979</dc:date>
    <meta:editing-duration>PT6M10S</meta:editing-duration>
    <meta:editing-cycles>5</meta:editing-cycles>
    <meta:generator>LibreOfficeDev/24.2.0.0.alpha0$Linux_X86_64 LibreOffice_project/fa834e64e927efca00c9c47edfee58f0714c4fd4</meta:generator>
    <meta:document-statistic meta:object-count="26"/>
  </office:meta>
</office:document-meta>
</file>